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svg:stroke-color="#00ffff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13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6cm" svg:stroke-color="#0066ff" draw:marker-start-width="0.35cm" draw:marker-end="Arrowheads_20_1" draw:marker-end-width="0.3cm" draw:fill="none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63cm" fo:min-width="4.82cm"/>
      <style:paragraph-properties style:writing-mode="lr-tb"/>
    </style:style>
    <style:style style:name="gr17" style:family="graphic" style:parent-style-name="standard">
      <style:graphic-properties svg:stroke-width="0.08cm" svg:stroke-color="#ff3333" draw:marker-start-width="0.32cm" draw:marker-end-width="0.32cm" draw:fill="solid" draw:fill-color="#ff3333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width="0.06cm" svg:stroke-color="#ff3333" draw:marker-start="" draw:marker-start-width="0.35cm" draw:marker-start-center="false" draw:marker-end="Arrowheads_20_1" draw:marker-end-width="0.3cm" draw:marker-end-center="false" draw:fill="none" draw:fill-color="#729fcf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dash" draw:stroke-dash="Fine_20_Dashed" svg:stroke-width="0.04cm" svg:stroke-color="#ff3333" draw:marker-start="" draw:marker-start-width="0.32cm" draw:marker-start-center="false" draw:marker-end="Arrowheads_20_1" draw:marker-end-width="0.15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objectwithoutfill">
      <style:graphic-properties draw:stroke="dash" draw:stroke-dash="Fine_20_Dashed" svg:stroke-width="0.04cm" svg:stroke-color="#ff0000" draw:marker-start-width="0.26cm" draw:marker-end="Arrow_20_short" draw:marker-end-width="0.15cm" draw:fill="none" draw:textarea-vertical-align="middle" fo:padding-top="0.145cm" fo:padding-bottom="0.145cm" fo:padding-left="0.27cm" fo:padding-right="0.27cm"/>
    </style:style>
    <style:style style:name="gr21" style:family="graphic" style:parent-style-name="objectwithoutfill">
      <style:graphic-properties svg:stroke-width="0.03cm" svg:stroke-color="#ff3333" draw:marker-start-width="0.25cm" draw:marker-end-width="0.2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9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2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00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3333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ff3333"/>
      <style:paragraph-properties fo:text-align="cente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3333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3333" loext:opacity="100%" style:text-position="-8% 58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3333" loext:opacity="100%" style:text-position="0% 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3333" loext:opacity="100%" style:text-position="-8% 58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style:text-position="-8% 58%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text-position="0% 100%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2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5" draw:text-style-name="P2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148cm" svg:y1="0.72cm" svg:x2="17.148cm" svg:y2="20.11cm">
          <text:p/>
        </draw:line>
        <draw:line draw:style-name="gr6" draw:text-style-name="P1" draw:layer="layout" svg:x1="10.13cm" svg:y1="0.72cm" svg:x2="10.13cm" svg:y2="20.11cm">
          <text:p/>
        </draw:line>
        <draw:line draw:style-name="gr6" draw:text-style-name="P1" draw:layer="layout" svg:x1="1.62cm" svg:y1="8.738cm" svg:x2="25.74cm" svg:y2="8.738cm">
          <text:p/>
        </draw:line>
        <draw:line draw:style-name="gr6" draw:text-style-name="P1" draw:layer="layout" svg:x1="1.62cm" svg:y1="12.78cm" svg:x2="25.74cm" svg:y2="12.78cm">
          <text:p/>
        </draw:line>
        <draw:line draw:style-name="gr7" draw:text-style-name="P1" draw:layer="layout" svg:x1="15.148cm" svg:y1="10.78cm" svg:x2="23.918cm" svg:y2="2.06cm">
          <text:p/>
        </draw:line>
        <draw:line draw:style-name="gr7" draw:text-style-name="P1" draw:layer="layout" svg:x1="12.156cm" svg:y1="10.79cm" svg:x2="3.606cm" svg:y2="2.22cm">
          <text:p/>
        </draw:line>
        <draw:line draw:style-name="gr7" draw:text-style-name="P1" draw:layer="layout" svg:x1="15.19cm" svg:y1="10.81cm" svg:x2="24.096cm" svg:y2="19.716cm">
          <text:p/>
        </draw:line>
        <draw:line draw:style-name="gr7" draw:text-style-name="P1" draw:layer="layout" svg:x1="12.108cm" svg:y1="10.8cm" svg:x2="4.278cm" svg:y2="18.57cm">
          <text:p/>
        </draw:line>
        <draw:frame draw:style-name="gr8" draw:text-style-name="P4" draw:layer="layout" svg:width="9.68cm" svg:height="0.645cm" svg:x="2.81cm" svg:y="0.75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8" draw:text-style-name="P4" draw:layer="layout" svg:width="9.68cm" svg:height="0.645cm" svg:x="2.81cm" svg:y="19.92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9" draw:text-style-name="P5" draw:layer="layout" svg:x1="5.652cm" svg:y1="19.987cm" svg:x2="5.65cm" svg:y2="19.807cm">
          <text:p/>
        </draw:line>
        <draw:line draw:style-name="gr9" draw:text-style-name="P5" draw:layer="layout" svg:x1="3.652cm" svg:y1="19.987cm" svg:x2="3.65cm" svg:y2="19.807cm">
          <text:p/>
        </draw:line>
        <draw:line draw:style-name="gr9" draw:text-style-name="P5" draw:layer="layout" svg:x1="7.65cm" svg:y1="19.987cm" svg:x2="7.648cm" svg:y2="19.807cm">
          <text:p/>
        </draw:line>
        <draw:line draw:style-name="gr9" draw:text-style-name="P5" draw:layer="layout" svg:x1="9.652cm" svg:y1="19.987cm" svg:x2="9.65cm" svg:y2="19.807cm">
          <text:p/>
        </draw:line>
        <draw:line draw:style-name="gr9" draw:text-style-name="P5" draw:layer="layout" svg:x1="11.652cm" svg:y1="19.987cm" svg:x2="11.65cm" svg:y2="19.807cm">
          <text:p/>
        </draw:line>
        <draw:g>
          <draw:line draw:style-name="gr9" draw:text-style-name="P5" draw:layer="layout" svg:x1="17.65cm" svg:y1="19.987cm" svg:x2="17.648cm" svg:y2="19.807cm">
            <text:p/>
          </draw:line>
          <draw:line draw:style-name="gr9" draw:text-style-name="P5" draw:layer="layout" svg:x1="15.65cm" svg:y1="19.987cm" svg:x2="15.648cm" svg:y2="19.807cm">
            <text:p/>
          </draw:line>
          <draw:line draw:style-name="gr9" draw:text-style-name="P5" draw:layer="layout" svg:x1="19.648cm" svg:y1="19.987cm" svg:x2="19.646cm" svg:y2="19.807cm">
            <text:p/>
          </draw:line>
          <draw:line draw:style-name="gr9" draw:text-style-name="P5" draw:layer="layout" svg:x1="21.65cm" svg:y1="19.987cm" svg:x2="21.648cm" svg:y2="19.807cm">
            <text:p/>
          </draw:line>
          <draw:line draw:style-name="gr9" draw:text-style-name="P5" draw:layer="layout" svg:x1="23.65cm" svg:y1="19.987cm" svg:x2="23.648cm" svg:y2="19.807cm">
            <text:p/>
          </draw:line>
        </draw:g>
        <draw:frame draw:style-name="gr8" draw:text-style-name="P6" draw:layer="layout" svg:width="9.99cm" svg:height="0.645cm" svg:x="15.07cm" svg:y="19.96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8" draw:text-style-name="P6" draw:layer="layout" svg:width="9.99cm" svg:height="0.645cm" svg:x="15.07cm" svg:y="0.75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9" draw:text-style-name="P5" draw:layer="layout" svg:x1="17.65cm" svg:y1="1.41cm" svg:x2="17.648cm" svg:y2="1.23cm">
            <text:p/>
          </draw:line>
          <draw:line draw:style-name="gr9" draw:text-style-name="P5" draw:layer="layout" svg:x1="15.65cm" svg:y1="1.41cm" svg:x2="15.648cm" svg:y2="1.23cm">
            <text:p/>
          </draw:line>
          <draw:line draw:style-name="gr9" draw:text-style-name="P5" draw:layer="layout" svg:x1="19.648cm" svg:y1="1.41cm" svg:x2="19.646cm" svg:y2="1.23cm">
            <text:p/>
          </draw:line>
          <draw:line draw:style-name="gr9" draw:text-style-name="P5" draw:layer="layout" svg:x1="21.65cm" svg:y1="1.41cm" svg:x2="21.648cm" svg:y2="1.23cm">
            <text:p/>
          </draw:line>
          <draw:line draw:style-name="gr9" draw:text-style-name="P5" draw:layer="layout" svg:x1="23.65cm" svg:y1="1.41cm" svg:x2="23.648cm" svg:y2="1.23cm">
            <text:p/>
          </draw:line>
        </draw:g>
        <draw:g>
          <draw:line draw:style-name="gr9" draw:text-style-name="P5" draw:layer="layout" svg:x1="5.65cm" svg:y1="1.41cm" svg:x2="5.648cm" svg:y2="1.23cm">
            <text:p/>
          </draw:line>
          <draw:line draw:style-name="gr9" draw:text-style-name="P5" draw:layer="layout" svg:x1="3.65cm" svg:y1="1.41cm" svg:x2="3.648cm" svg:y2="1.23cm">
            <text:p/>
          </draw:line>
          <draw:line draw:style-name="gr9" draw:text-style-name="P5" draw:layer="layout" svg:x1="7.648cm" svg:y1="1.41cm" svg:x2="7.646cm" svg:y2="1.23cm">
            <text:p/>
          </draw:line>
          <draw:line draw:style-name="gr9" draw:text-style-name="P5" draw:layer="layout" svg:x1="9.65cm" svg:y1="1.41cm" svg:x2="9.648cm" svg:y2="1.23cm">
            <text:p/>
          </draw:line>
          <draw:line draw:style-name="gr9" draw:text-style-name="P5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9" draw:text-style-name="P5" draw:layer="layout" svg:x1="13.564cm" svg:y1="12.786cm" svg:x2="13.744cm" svg:y2="12.786cm">
          <text:p/>
        </draw:line>
        <draw:line draw:style-name="gr9" draw:text-style-name="P5" draw:layer="layout" svg:x1="11.652cm" svg:y1="10.89cm" svg:x2="11.65cm" svg:y2="10.71cm">
          <text:p/>
        </draw:line>
        <draw:line draw:style-name="gr9" draw:text-style-name="P5" draw:layer="layout" svg:x1="9.65cm" svg:y1="10.89cm" svg:x2="9.648cm" svg:y2="10.71cm">
          <text:p/>
        </draw:line>
        <draw:line draw:style-name="gr9" draw:text-style-name="P5" draw:layer="layout" svg:x1="7.652cm" svg:y1="10.89cm" svg:x2="7.65cm" svg:y2="10.71cm">
          <text:p/>
        </draw:line>
        <draw:line draw:style-name="gr9" draw:text-style-name="P5" draw:layer="layout" svg:x1="5.652cm" svg:y1="10.89cm" svg:x2="5.65cm" svg:y2="10.71cm">
          <text:p/>
        </draw:line>
        <draw:line draw:style-name="gr9" draw:text-style-name="P5" draw:layer="layout" svg:x1="3.652cm" svg:y1="10.89cm" svg:x2="3.65cm" svg:y2="10.71cm">
          <text:p/>
        </draw:line>
        <draw:line draw:style-name="gr9" draw:text-style-name="P5" draw:layer="layout" svg:x1="15.652cm" svg:y1="10.89cm" svg:x2="15.65cm" svg:y2="10.71cm">
          <text:p/>
        </draw:line>
        <draw:line draw:style-name="gr9" draw:text-style-name="P5" draw:layer="layout" svg:x1="17.642cm" svg:y1="10.89cm" svg:x2="17.64cm" svg:y2="10.71cm">
          <text:p/>
        </draw:line>
        <draw:line draw:style-name="gr9" draw:text-style-name="P5" draw:layer="layout" svg:x1="19.632cm" svg:y1="10.89cm" svg:x2="19.63cm" svg:y2="10.71cm">
          <text:p/>
        </draw:line>
        <draw:line draw:style-name="gr9" draw:text-style-name="P5" draw:layer="layout" svg:x1="21.65cm" svg:y1="10.89cm" svg:x2="21.648cm" svg:y2="10.71cm">
          <text:p/>
        </draw:line>
        <draw:line draw:style-name="gr9" draw:text-style-name="P5" draw:layer="layout" svg:x1="23.642cm" svg:y1="10.89cm" svg:x2="23.64cm" svg:y2="10.71cm">
          <text:p/>
        </draw:line>
        <draw:line draw:style-name="gr9" draw:text-style-name="P5" draw:layer="layout" svg:x1="13.564cm" svg:y1="14.786cm" svg:x2="13.744cm" svg:y2="14.786cm">
          <text:p/>
        </draw:line>
        <draw:line draw:style-name="gr9" draw:text-style-name="P5" draw:layer="layout" svg:x1="13.564cm" svg:y1="16.81cm" svg:x2="13.744cm" svg:y2="16.81cm">
          <text:p/>
        </draw:line>
        <draw:line draw:style-name="gr9" draw:text-style-name="P5" draw:layer="layout" svg:x1="13.564cm" svg:y1="18.79cm" svg:x2="13.744cm" svg:y2="18.79cm">
          <text:p/>
        </draw:line>
        <draw:line draw:style-name="gr9" draw:text-style-name="P5" draw:layer="layout" svg:x1="13.564cm" svg:y1="8.79cm" svg:x2="13.744cm" svg:y2="8.79cm">
          <text:p/>
        </draw:line>
        <draw:line draw:style-name="gr9" draw:text-style-name="P5" draw:layer="layout" svg:x1="13.564cm" svg:y1="6.78cm" svg:x2="13.744cm" svg:y2="6.78cm">
          <text:p/>
        </draw:line>
        <draw:line draw:style-name="gr9" draw:text-style-name="P5" draw:layer="layout" svg:x1="13.564cm" svg:y1="4.78cm" svg:x2="13.744cm" svg:y2="4.78cm">
          <text:p/>
        </draw:line>
        <draw:line draw:style-name="gr9" draw:text-style-name="P5" draw:layer="layout" svg:x1="13.564cm" svg:y1="2.78cm" svg:x2="13.744cm" svg:y2="2.78cm">
          <text:p/>
        </draw:line>
        <draw:line draw:style-name="gr9" draw:text-style-name="P5" draw:layer="layout" svg:x1="13.564cm" svg:y1="0.75cm" svg:x2="13.744cm" svg:y2="0.75cm">
          <text:p/>
        </draw:line>
        <draw:frame draw:style-name="gr8" draw:text-style-name="P4" draw:layer="layout" svg:width="9.68cm" svg:height="0.645cm" draw:transform="rotate (1.5707963267949) translate (1.51cm 21.63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9" draw:text-style-name="P5" draw:layer="layout" svg:x1="2.17cm" svg:y1="18.79cm" svg:x2="1.99cm" svg:y2="18.792cm">
            <text:p/>
          </draw:line>
          <draw:line draw:style-name="gr9" draw:text-style-name="P5" draw:layer="layout" svg:x1="2.17cm" svg:y1="20.79cm" svg:x2="1.99cm" svg:y2="20.792cm">
            <text:p/>
          </draw:line>
          <draw:line draw:style-name="gr9" draw:text-style-name="P5" draw:layer="layout" svg:x1="2.17cm" svg:y1="16.792cm" svg:x2="1.99cm" svg:y2="16.794cm">
            <text:p/>
          </draw:line>
          <draw:line draw:style-name="gr9" draw:text-style-name="P5" draw:layer="layout" svg:x1="2.17cm" svg:y1="14.79cm" svg:x2="1.99cm" svg:y2="14.792cm">
            <text:p/>
          </draw:line>
          <draw:line draw:style-name="gr9" draw:text-style-name="P5" draw:layer="layout" svg:x1="2.17cm" svg:y1="12.79cm" svg:x2="1.99cm" svg:y2="12.792cm">
            <text:p/>
          </draw:line>
        </draw:g>
        <draw:frame draw:style-name="gr8" draw:text-style-name="P6" draw:layer="layout" svg:width="9.99cm" svg:height="0.645cm" draw:transform="rotate (1.5707963267949) translate (1.53cm 9.365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9" draw:text-style-name="P5" draw:layer="layout" svg:x1="2.19cm" svg:y1="6.785cm" svg:x2="2.01cm" svg:y2="6.787cm">
            <text:p/>
          </draw:line>
          <draw:line draw:style-name="gr9" draw:text-style-name="P5" draw:layer="layout" svg:x1="2.19cm" svg:y1="8.785cm" svg:x2="2.01cm" svg:y2="8.787cm">
            <text:p/>
          </draw:line>
          <draw:line draw:style-name="gr9" draw:text-style-name="P5" draw:layer="layout" svg:x1="2.19cm" svg:y1="4.787cm" svg:x2="2.01cm" svg:y2="4.789cm">
            <text:p/>
          </draw:line>
          <draw:line draw:style-name="gr9" draw:text-style-name="P5" draw:layer="layout" svg:x1="2.19cm" svg:y1="2.785cm" svg:x2="2.01cm" svg:y2="2.787cm">
            <text:p/>
          </draw:line>
          <draw:line draw:style-name="gr9" draw:text-style-name="P5" draw:layer="layout" svg:x1="2.19cm" svg:y1="0.785cm" svg:x2="2.01cm" svg:y2="0.787cm">
            <text:p/>
          </draw:line>
        </draw:g>
        <draw:g>
          <draw:line draw:style-name="gr9" draw:text-style-name="P5" draw:layer="layout" svg:x1="25.409cm" svg:y1="6.789cm" svg:x2="25.229cm" svg:y2="6.789cm">
            <text:p/>
          </draw:line>
          <draw:line draw:style-name="gr9" draw:text-style-name="P5" draw:layer="layout" svg:x1="25.387cm" svg:y1="8.789cm" svg:x2="25.207cm" svg:y2="8.789cm">
            <text:p/>
          </draw:line>
          <draw:line draw:style-name="gr9" draw:text-style-name="P5" draw:layer="layout" svg:x1="25.431cm" svg:y1="4.792cm" svg:x2="25.251cm" svg:y2="4.792cm">
            <text:p/>
          </draw:line>
          <draw:line draw:style-name="gr9" draw:text-style-name="P5" draw:layer="layout" svg:x1="25.454cm" svg:y1="2.79cm" svg:x2="25.274cm" svg:y2="2.79cm">
            <text:p/>
          </draw:line>
          <draw:line draw:style-name="gr9" draw:text-style-name="P5" draw:layer="layout" svg:x1="25.476cm" svg:y1="0.79cm" svg:x2="25.296cm" svg:y2="0.79cm">
            <text:p/>
          </draw:line>
        </draw:g>
        <draw:frame draw:style-name="gr8" draw:text-style-name="P6" draw:layer="layout" svg:width="9.99cm" svg:height="0.645cm" draw:transform="rotate (1.55962621958213) translate (25.353cm 9.369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line draw:style-name="gr9" draw:text-style-name="P5" draw:layer="layout" svg:x1="25.361cm" svg:y1="18.774cm" svg:x2="25.181cm" svg:y2="18.776cm">
          <text:p/>
        </draw:line>
        <draw:line draw:style-name="gr9" draw:text-style-name="P5" draw:layer="layout" svg:x1="25.361cm" svg:y1="20.774cm" svg:x2="25.181cm" svg:y2="20.776cm">
          <text:p/>
        </draw:line>
        <draw:line draw:style-name="gr9" draw:text-style-name="P5" draw:layer="layout" svg:x1="25.361cm" svg:y1="16.776cm" svg:x2="25.181cm" svg:y2="16.778cm">
          <text:p/>
        </draw:line>
        <draw:line draw:style-name="gr9" draw:text-style-name="P5" draw:layer="layout" svg:x1="25.161cm" svg:y1="13.474cm" svg:x2="24.981cm" svg:y2="13.4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8" draw:text-style-name="P6" draw:layer="layout" svg:width="9.99cm" svg:height="0.645cm" draw:transform="rotate (1.5707963267949) translate (-0.5cm 14.77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9" draw:text-style-name="P5" draw:layer="layout" svg:x1="0.16cm" svg:y1="12.19cm" svg:x2="-0.02cm" svg:y2="12.192cm">
              <text:p/>
            </draw:line>
            <draw:line draw:style-name="gr9" draw:text-style-name="P5" draw:layer="layout" svg:x1="0.16cm" svg:y1="14.19cm" svg:x2="-0.02cm" svg:y2="14.192cm">
              <text:p/>
            </draw:line>
            <draw:line draw:style-name="gr9" draw:text-style-name="P5" draw:layer="layout" svg:x1="0.16cm" svg:y1="10.192cm" svg:x2="-0.02cm" svg:y2="10.194cm">
              <text:p/>
            </draw:line>
            <draw:line draw:style-name="gr9" draw:text-style-name="P5" draw:layer="layout" svg:x1="0.16cm" svg:y1="8.19cm" svg:x2="-0.02cm" svg:y2="8.192cm">
              <text:p/>
            </draw:line>
            <draw:line draw:style-name="gr9" draw:text-style-name="P5" draw:layer="layout" svg:x1="0.16cm" svg:y1="6.19cm" svg:x2="-0.02cm" svg:y2="6.192cm">
              <text:p/>
            </draw:line>
          </draw:g>
          <draw:line draw:style-name="gr10" draw:text-style-name="P1" draw:layer="layout" svg:x1="0.23cm" svg:y1="6.19cm" svg:x2="0.37cm" svg:y2="6.19cm">
            <text:p/>
          </draw:line>
          <draw:line draw:style-name="gr10" draw:text-style-name="P1" draw:layer="layout" svg:x1="0.23cm" svg:y1="6.59cm" svg:x2="0.37cm" svg:y2="6.59cm">
            <text:p/>
          </draw:line>
          <draw:line draw:style-name="gr10" draw:text-style-name="P1" draw:layer="layout" svg:x1="0.23cm" svg:y1="6.99cm" svg:x2="0.37cm" svg:y2="6.99cm">
            <text:p/>
          </draw:line>
          <draw:line draw:style-name="gr10" draw:text-style-name="P1" draw:layer="layout" svg:x1="0.23cm" svg:y1="7.39cm" svg:x2="0.37cm" svg:y2="7.39cm">
            <text:p/>
          </draw:line>
          <draw:line draw:style-name="gr10" draw:text-style-name="P1" draw:layer="layout" svg:x1="0.23cm" svg:y1="7.79cm" svg:x2="0.37cm" svg:y2="7.79cm">
            <text:p/>
          </draw:line>
          <draw:line draw:style-name="gr10" draw:text-style-name="P1" draw:layer="layout" svg:x1="0.23cm" svg:y1="8.19cm" svg:x2="0.37cm" svg:y2="8.19cm">
            <text:p/>
          </draw:line>
          <draw:line draw:style-name="gr10" draw:text-style-name="P1" draw:layer="layout" svg:x1="0.23cm" svg:y1="8.59cm" svg:x2="0.37cm" svg:y2="8.59cm">
            <text:p/>
          </draw:line>
          <draw:line draw:style-name="gr10" draw:text-style-name="P1" draw:layer="layout" svg:x1="0.23cm" svg:y1="8.99cm" svg:x2="0.37cm" svg:y2="8.99cm">
            <text:p/>
          </draw:line>
          <draw:line draw:style-name="gr10" draw:text-style-name="P1" draw:layer="layout" svg:x1="0.23cm" svg:y1="9.39cm" svg:x2="0.37cm" svg:y2="9.39cm">
            <text:p/>
          </draw:line>
          <draw:line draw:style-name="gr10" draw:text-style-name="P1" draw:layer="layout" svg:x1="0.23cm" svg:y1="9.79cm" svg:x2="0.37cm" svg:y2="9.79cm">
            <text:p/>
          </draw:line>
          <draw:line draw:style-name="gr10" draw:text-style-name="P1" draw:layer="layout" svg:x1="0.23cm" svg:y1="10.19cm" svg:x2="0.37cm" svg:y2="10.19cm">
            <text:p/>
          </draw:line>
          <draw:line draw:style-name="gr10" draw:text-style-name="P1" draw:layer="layout" svg:x1="0.23cm" svg:y1="10.59cm" svg:x2="0.37cm" svg:y2="10.59cm">
            <text:p/>
          </draw:line>
          <draw:line draw:style-name="gr10" draw:text-style-name="P1" draw:layer="layout" svg:x1="0.23cm" svg:y1="10.99cm" svg:x2="0.37cm" svg:y2="10.99cm">
            <text:p/>
          </draw:line>
          <draw:line draw:style-name="gr10" draw:text-style-name="P1" draw:layer="layout" svg:x1="0.23cm" svg:y1="11.39cm" svg:x2="0.37cm" svg:y2="11.39cm">
            <text:p/>
          </draw:line>
          <draw:line draw:style-name="gr10" draw:text-style-name="P1" draw:layer="layout" svg:x1="0.23cm" svg:y1="11.79cm" svg:x2="0.37cm" svg:y2="11.79cm">
            <text:p/>
          </draw:line>
          <draw:line draw:style-name="gr10" draw:text-style-name="P1" draw:layer="layout" svg:x1="0.23cm" svg:y1="12.19cm" svg:x2="0.37cm" svg:y2="12.19cm">
            <text:p/>
          </draw:line>
          <draw:line draw:style-name="gr10" draw:text-style-name="P1" draw:layer="layout" svg:x1="0.23cm" svg:y1="12.59cm" svg:x2="0.37cm" svg:y2="12.59cm">
            <text:p/>
          </draw:line>
          <draw:line draw:style-name="gr10" draw:text-style-name="P1" draw:layer="layout" svg:x1="0.23cm" svg:y1="12.99cm" svg:x2="0.37cm" svg:y2="12.99cm">
            <text:p/>
          </draw:line>
          <draw:line draw:style-name="gr10" draw:text-style-name="P1" draw:layer="layout" svg:x1="0.23cm" svg:y1="13.39cm" svg:x2="0.37cm" svg:y2="13.39cm">
            <text:p/>
          </draw:line>
          <draw:line draw:style-name="gr10" draw:text-style-name="P1" draw:layer="layout" svg:x1="0.23cm" svg:y1="13.79cm" svg:x2="0.37cm" svg:y2="13.79cm">
            <text:p/>
          </draw:line>
          <draw:line draw:style-name="gr10" draw:text-style-name="P1" draw:layer="layout" svg:x1="0.23cm" svg:y1="14.19cm" svg:x2="0.37cm" svg:y2="14.19cm">
            <text:p/>
          </draw:line>
          <draw:line draw:style-name="gr10" draw:text-style-name="P1" draw:layer="layout" svg:x1="0.23cm" svg:y1="14.59cm" svg:x2="0.37cm" svg:y2="14.59cm">
            <text:p/>
          </draw:line>
          <draw:line draw:style-name="gr10" draw:text-style-name="P1" draw:layer="layout" svg:x1="0.23cm" svg:y1="14.99cm" svg:x2="0.37cm" svg:y2="14.99cm">
            <text:p/>
          </draw:line>
          <draw:line draw:style-name="gr10" draw:text-style-name="P1" draw:layer="layout" svg:x1="0.23cm" svg:y1="15.39cm" svg:x2="0.37cm" svg:y2="15.39cm">
            <text:p/>
          </draw:line>
          <draw:line draw:style-name="gr10" draw:text-style-name="P1" draw:layer="layout" svg:x1="0.23cm" svg:y1="15.79cm" svg:x2="0.37cm" svg:y2="15.79cm">
            <text:p/>
          </draw:line>
          <draw:line draw:style-name="gr10" draw:text-style-name="P1" draw:layer="layout" svg:x1="-0.15cm" svg:y1="16.19cm" svg:x2="0.37cm" svg:y2="16.19cm">
            <text:p/>
          </draw:line>
          <draw:line draw:style-name="gr10" draw:text-style-name="P1" draw:layer="layout" svg:x1="0.37cm" svg:y1="6.18cm" svg:x2="0.37cm" svg:y2="16.19cm">
            <text:p/>
          </draw:line>
        </draw:g>
        <draw:frame draw:style-name="gr11" draw:text-style-name="P7" draw:layer="layout" svg:width="3.35cm" svg:height="1.52cm" svg:x="14.81cm" svg:y="11.26cm">
          <draw:text-box>
            <text:p><text:span text:style-name="T2">Hip 1</text:span></text:p>
          </draw:text-box>
        </draw:frame>
        <draw:frame draw:style-name="gr11" draw:text-style-name="P7" draw:layer="layout" svg:width="3.35cm" svg:height="1.52cm" svg:x="17.46cm" svg:y="8.38cm">
          <draw:text-box>
            <text:p><text:span text:style-name="T2">Hip 4</text:span></text:p>
          </draw:text-box>
        </draw:frame>
        <draw:frame draw:style-name="gr11" draw:text-style-name="P7" draw:layer="layout" svg:width="3.35cm" svg:height="1.52cm" svg:x="12.45cm" svg:y="6.67cm">
          <draw:text-box>
            <text:p><text:span text:style-name="T2">Hip 5</text:span></text:p>
          </draw:text-box>
        </draw:frame>
        <draw:frame draw:style-name="gr11" draw:text-style-name="P7" draw:layer="layout" svg:width="3.35cm" svg:height="1.52cm" svg:x="11.87cm" svg:y="13.87cm">
          <draw:text-box>
            <text:p><text:span text:style-name="T2">Hip 2</text:span></text:p>
          </draw:text-box>
        </draw:frame>
        <draw:frame draw:style-name="gr11" draw:text-style-name="P7" draw:layer="layout" svg:width="3.35cm" svg:height="1.52cm" svg:x="7.08cm" svg:y="12.92cm">
          <draw:text-box>
            <text:p><text:span text:style-name="T2">Hip 3</text:span></text:p>
          </draw:text-box>
        </draw:frame>
        <draw:frame draw:style-name="gr11" draw:text-style-name="P7" draw:layer="layout" svg:width="3.35cm" svg:height="1.52cm" svg:x="7.08cm" svg:y="7.45cm">
          <draw:text-box>
            <text:p><text:span text:style-name="T2">Hip 6</text:span></text:p>
          </draw:text-box>
        </draw:frame>
        <draw:frame draw:style-name="gr12" draw:text-style-name="P8" draw:layer="layout" svg:width="4.12cm" svg:height="1.45cm" svg:x="16.54cm" svg:y="15.97cm">
          <draw:text-box>
            <text:p><text:span text:style-name="T3">Home 1</text:span></text:p>
          </draw:text-box>
        </draw:frame>
        <draw:frame draw:style-name="gr12" draw:text-style-name="P8" draw:layer="layout" svg:width="4.12cm" svg:height="1.45cm" svg:x="12.06cm" svg:y="19.3cm">
          <draw:text-box>
            <text:p><text:span text:style-name="T3">Home 2</text:span></text:p>
          </draw:text-box>
        </draw:frame>
        <draw:frame draw:style-name="gr12" draw:text-style-name="P8" draw:layer="layout" svg:width="4.12cm" svg:height="1.45cm" svg:x="2.5cm" svg:y="16.9cm">
          <draw:text-box>
            <text:p><text:span text:style-name="T3">Home 3</text:span></text:p>
          </draw:text-box>
        </draw:frame>
        <draw:frame draw:style-name="gr12" draw:text-style-name="P8" draw:layer="layout" svg:width="4.12cm" svg:height="1.45cm" svg:x="2.5cm" svg:y="3.42cm">
          <draw:text-box>
            <text:p><text:span text:style-name="T3">Home 6</text:span></text:p>
          </draw:text-box>
        </draw:frame>
        <draw:frame draw:style-name="gr12" draw:text-style-name="P8" draw:layer="layout" svg:width="4.12cm" svg:height="1.45cm" svg:x="21.2cm" svg:y="3.42cm">
          <draw:text-box>
            <text:p><text:span text:style-name="T3">Home 4</text:span></text:p>
          </draw:text-box>
        </draw:frame>
        <draw:frame draw:style-name="gr12" draw:text-style-name="P8" draw:layer="layout" svg:width="4.12cm" svg:height="1.45cm" svg:x="11.5cm" svg:y="0.99cm">
          <draw:text-box>
            <text:p><text:span text:style-name="T3">Home 5</text:span></text:p>
          </draw:text-box>
        </draw:frame>
        <draw:frame draw:style-name="gr12" draw:text-style-name="P9" draw:layer="layout" svg:width="4.12cm" svg:height="1.45cm" svg:x="22.01cm" svg:y="9.42cm">
          <draw:text-box>
            <text:p><text:span text:style-name="T4">Front&gt;</text:span></text:p>
          </draw:text-box>
        </draw:frame>
        <draw:g>
          <draw:line draw:style-name="gr13" draw:text-style-name="P1" draw:layer="layout" svg:x1="17.44cm" svg:y1="8.9cm" svg:x2="16.85cm" svg:y2="8.57cm">
            <text:p/>
          </draw:line>
          <draw:line draw:style-name="gr13" draw:text-style-name="P1" draw:layer="layout" svg:x1="17.15cm" svg:y1="9.05cm" svg:x2="17.15cm" svg:y2="8.43cm">
            <text:p/>
          </draw:line>
          <draw:line draw:style-name="gr13" draw:text-style-name="P1" draw:layer="layout" svg:x1="16.86cm" svg:y1="8.9cm" svg:x2="17.45cm" svg:y2="8.57cm">
            <text:p/>
          </draw:line>
        </draw:g>
        <draw:g>
          <draw:line draw:style-name="gr13" draw:text-style-name="P1" draw:layer="layout" svg:x1="13.95cm" svg:y1="8.19cm" svg:x2="13.36cm" svg:y2="7.86cm">
            <text:p/>
          </draw:line>
          <draw:line draw:style-name="gr13" draw:text-style-name="P1" draw:layer="layout" svg:x1="13.66cm" svg:y1="8.34cm" svg:x2="13.66cm" svg:y2="7.72cm">
            <text:p/>
          </draw:line>
          <draw:line draw:style-name="gr13" draw:text-style-name="P1" draw:layer="layout" svg:x1="13.37cm" svg:y1="8.19cm" svg:x2="13.96cm" svg:y2="7.86cm">
            <text:p/>
          </draw:line>
        </draw:g>
        <draw:g>
          <draw:line draw:style-name="gr13" draw:text-style-name="P1" draw:layer="layout" svg:x1="10.41cm" svg:y1="8.91cm" svg:x2="9.82cm" svg:y2="8.58cm">
            <text:p/>
          </draw:line>
          <draw:line draw:style-name="gr13" draw:text-style-name="P1" draw:layer="layout" svg:x1="10.12cm" svg:y1="9.06cm" svg:x2="10.12cm" svg:y2="8.44cm">
            <text:p/>
          </draw:line>
          <draw:line draw:style-name="gr13" draw:text-style-name="P1" draw:layer="layout" svg:x1="9.83cm" svg:y1="8.91cm" svg:x2="10.42cm" svg:y2="8.58cm">
            <text:p/>
          </draw:line>
        </draw:g>
        <draw:g>
          <draw:line draw:style-name="gr13" draw:text-style-name="P1" draw:layer="layout" svg:x1="10.41cm" svg:y1="12.95cm" svg:x2="9.82cm" svg:y2="12.62cm">
            <text:p/>
          </draw:line>
          <draw:line draw:style-name="gr13" draw:text-style-name="P1" draw:layer="layout" svg:x1="10.12cm" svg:y1="13.1cm" svg:x2="10.12cm" svg:y2="12.48cm">
            <text:p/>
          </draw:line>
          <draw:line draw:style-name="gr13" draw:text-style-name="P1" draw:layer="layout" svg:x1="9.83cm" svg:y1="12.95cm" svg:x2="10.42cm" svg:y2="12.62cm">
            <text:p/>
          </draw:line>
        </draw:g>
        <draw:g>
          <draw:line draw:style-name="gr13" draw:text-style-name="P1" draw:layer="layout" svg:x1="13.952cm" svg:y1="13.724cm" svg:x2="13.362cm" svg:y2="13.394cm">
            <text:p/>
          </draw:line>
          <draw:line draw:style-name="gr13" draw:text-style-name="P1" draw:layer="layout" svg:x1="13.662cm" svg:y1="13.874cm" svg:x2="13.662cm" svg:y2="13.254cm">
            <text:p/>
          </draw:line>
          <draw:line draw:style-name="gr13" draw:text-style-name="P1" draw:layer="layout" svg:x1="13.372cm" svg:y1="13.724cm" svg:x2="13.962cm" svg:y2="13.394cm">
            <text:p/>
          </draw:line>
        </draw:g>
        <draw:g>
          <draw:line draw:style-name="gr13" draw:text-style-name="P1" draw:layer="layout" svg:x1="17.44cm" svg:y1="12.94cm" svg:x2="16.85cm" svg:y2="12.61cm">
            <text:p/>
          </draw:line>
          <draw:line draw:style-name="gr13" draw:text-style-name="P1" draw:layer="layout" svg:x1="17.15cm" svg:y1="13.09cm" svg:x2="17.15cm" svg:y2="12.47cm">
            <text:p/>
          </draw:line>
          <draw:line draw:style-name="gr13" draw:text-style-name="P1" draw:layer="layout" svg:x1="16.86cm" svg:y1="12.94cm" svg:x2="17.45cm" svg:y2="12.61cm">
            <text:p/>
          </draw:line>
        </draw:g>
        <draw:line draw:style-name="gr14" draw:text-style-name="P1" draw:layer="layout" svg:x1="17.2cm" svg:y1="12.76cm" svg:x2="18.55cm" svg:y2="11.49cm">
          <text:p/>
        </draw:line>
        <draw:line draw:style-name="gr14" draw:text-style-name="P1" draw:layer="layout" svg:x1="17.44cm" svg:y1="12.67cm" svg:x2="18.68cm" svg:y2="13.91cm">
          <text:p/>
        </draw:line>
        <draw:frame draw:style-name="gr15" draw:text-style-name="P10" draw:layer="layout" svg:width="1.4cm" svg:height="0.962cm" svg:x="18.21cm" svg:y="10.75cm">
          <draw:text-box>
            <text:p><text:span text:style-name="T5">+Z</text:span></text:p>
          </draw:text-box>
        </draw:frame>
        <draw:frame draw:style-name="gr15" draw:text-style-name="P11" draw:layer="layout" svg:width="1.2cm" svg:height="0.962cm" svg:x="18.07cm" svg:y="14.47cm">
          <draw:text-box>
            <text:p><text:span text:style-name="T6">X</text:span><text:span text:style-name="T7">h</text:span></text:p>
          </draw:text-box>
        </draw:frame>
        <draw:custom-shape draw:style-name="gr16" draw:text-style-name="P12" draw:layer="layout" svg:width="5.32cm" svg:height="1.88cm" svg:x="22.37cm" svg:y="1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2cm" svg:height="0.22cm" svg:x="22.81cm" svg:y="13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12cm" svg:height="0.212cm" svg:x="24.65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20.1cm" svg:y1="11.08cm" svg:x2="22.91cm" svg:y2="13.84cm">
          <text:p/>
        </draw:line>
        <draw:line draw:style-name="gr19" draw:text-style-name="P14" draw:layer="layout" svg:x1="22.94cm" svg:y1="13.88cm" svg:x2="23.774cm" svg:y2="14.7cm">
          <text:p/>
        </draw:line>
        <draw:line draw:style-name="gr20" draw:text-style-name="P1" draw:layer="layout" svg:x1="23.786cm" svg:y1="14.7cm" svg:x2="24.64cm" svg:y2="13.909cm">
          <text:p/>
        </draw:line>
        <draw:line draw:style-name="gr21" draw:text-style-name="P1" draw:layer="layout" svg:x1="22.94cm" svg:y1="13.83cm" svg:x2="24.71cm" svg:y2="13.83cm">
          <text:p/>
        </draw:line>
        <draw:frame draw:style-name="gr22" draw:text-style-name="P16" draw:layer="layout" svg:width="1.2cm" svg:height="0.87cm" svg:x="24.26cm" svg:y="14.04cm">
          <draw:text-box>
            <text:p text:style-name="P15"><text:span text:style-name="T8">Z</text:span><text:span text:style-name="T9">a</text:span></text:p>
          </draw:text-box>
        </draw:frame>
        <draw:frame draw:style-name="gr23" draw:text-style-name="P16" draw:layer="layout" svg:width="0.98cm" svg:height="0.748cm" svg:x="22.64cm" svg:y="14.05cm">
          <draw:text-box>
            <text:p text:style-name="P15"><text:span text:style-name="T10">X</text:span><text:span text:style-name="T9">a</text:span></text:p>
          </draw:text-box>
        </draw:frame>
        <draw:frame draw:style-name="gr24" draw:text-style-name="P18" draw:layer="layout" svg:width="0.79cm" svg:height="0.682cm" svg:x="22.95cm" svg:y="13.538cm">
          <draw:text-box>
            <text:p text:style-name="P17"><text:span text:style-name="T11">45</text:span></text:p>
          </draw:text-box>
        </draw:frame>
        <draw:frame draw:style-name="gr24" draw:text-style-name="P18" draw:layer="layout" svg:width="0.79cm" svg:height="0.682cm" svg:x="23.93cm" svg:y="13.538cm">
          <draw:text-box>
            <text:p text:style-name="P17"><text:span text:style-name="T11">45</text:span></text:p>
          </draw:text-box>
        </draw:frame>
        <draw:frame draw:style-name="gr22" draw:text-style-name="P16" draw:layer="layout" svg:width="1.2cm" svg:height="0.87cm" svg:x="23.24cm" svg:y="13.21cm">
          <draw:text-box>
            <text:p text:style-name="P15"><text:span text:style-name="T8">4.0</text:span></text:p>
          </draw:text-box>
        </draw:frame>
        <draw:frame draw:style-name="gr25" draw:text-style-name="P18" draw:layer="layout" svg:width="2.8cm" svg:height="1.545cm" svg:x="25.07cm" svg:y="13.26cm">
          <draw:text-box>
            <text:p text:style-name="P17"><text:span text:style-name="T12">X</text:span><text:span text:style-name="T11">a = </text:span><text:span text:style-name="T12">Z</text:span><text:span text:style-name="T11">a = 4 * sin(45)</text:span><text:span text:style-name="T11"><text:line-break/></text:span><text:span text:style-name="T11"> <text:s text:c="16"/>= 2.83 <text:s text:c="13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2-02-04T23:26:20.738000000</dc:date>
    <meta:editing-duration>PT13H41M5S</meta:editing-duration>
    <meta:editing-cycles>12</meta:editing-cycles>
    <meta:generator>LibreOffice/7.1.8.1$Windows_X86_64 LibreOffice_project/e1f30c802c3269a1d052614453f260e49458c82c</meta:generator>
    <meta:document-statistic meta:object-count="329"/>
  </office:meta>
</office:document-meta>
</file>